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51bc5" officeooo:paragraph-rsid="00051bc5"/>
    </style:style>
    <style:style style:name="P2" style:family="paragraph" style:parent-style-name="Standard">
      <style:text-properties officeooo:rsid="00051bc5" officeooo:paragraph-rsid="00051bc5"/>
    </style:style>
    <style:style style:name="P3" style:family="paragraph" style:parent-style-name="Standard" style:list-style-name="L1">
      <style:text-properties officeooo:rsid="000708de" officeooo:paragraph-rsid="000708de"/>
    </style:style>
    <style:style style:name="P4" style:family="paragraph" style:parent-style-name="Standard">
      <style:text-properties officeooo:rsid="000708de" officeooo:paragraph-rsid="000708d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ae5b" officeooo:paragraph-rsid="0007ae5b" style:font-weight-asian="bold" style:font-weight-complex="bold"/>
    </style:style>
    <style:style style:name="P6" style:family="paragraph" style:parent-style-name="Standard" style:list-style-name="L2">
      <style:text-properties style:text-underline-style="none" fo:font-weight="normal" officeooo:rsid="0007ae5b" officeooo:paragraph-rsid="0007ae5b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07ae5b" officeooo:paragraph-rsid="00088312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83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put and Output</text:p>
      <text:p text:style-name="P2"/>
      <text:list text:style-name="L1">
        <text:list-item>
          <text:p text:style-name="P1">Input and Output are sometime bottleneck in programs, to make them more efficient write this ate the beginning of the code.</text:p>
          <text:p text:style-name="P1">&gt;&gt;&gt;<text:tab/>ios::sync_with_stdio(0);</text:p>
          <text:p text:style-name="P1">&gt;&gt;&gt;<text:tab/>cin.tie(0);</text:p>
        </text:list-item>
        <text:list-item>
          <text:p text:style-name="P1">If the amount of data is unknown, the following line is useful.</text:p>
          <text:p text:style-name="P1">&gt;&gt;&gt;<text:tab/>while (cin &gt;&gt; x) { <text:span text:style-name="T1">//code</text:span> }</text:p>
        </text:list-item>
        <text:list-item>
          <text:p text:style-name="P3">newline “/n” works faster then endl, because endl always causes a flush operation.</text:p>
        </text:list-item>
      </text:list>
      <text:p text:style-name="P4"/>
      <text:p text:style-name="P5">Optimizations</text:p>
      <text:p text:style-name="P5"/>
      <text:list text:style-name="L2">
        <text:list-item>
          <text:p text:style-name="P6">for g++</text:p>
          <text:list>
            <text:list-item>
              <text:p text:style-name="P6">-O/O1/O2/O3 – levels of optimizations</text:p>
            </text:list-item>
            <text:list-item>
              <text:p text:style-name="P6">-Os – optimize for size</text:p>
            </text:list-item>
            <text:list-item>
              <text:p text:style-name="P6">-Oz – optimize aggressively for size</text:p>
            </text:list-item>
            <text:list-item>
              <text:p text:style-name="P6">-march=native – hardware specific optimizations</text:p>
            </text:list-item>
          </text:list>
        </text:list-item>
        <text:list-item>
          <text:p text:style-name="P7">code macros </text:p>
          <text:list>
            <text:list-item>
              <text:p text:style-name="P7"><text:span text:style-name="T2">#pragma </text:span>GCC target (“arch=”) - <text:span text:style-name="T3">hardware specific optimizations</text:span></text:p>
            </text:list-item>
            <text:list-item>
              <text:p text:style-name="P7"><text:span text:style-name="T2">#pragma </text:span>GCC <text:span text:style-name="T3">optimize</text:span> (“arch=”) - <text:span text:style-name="T3">global optimization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1:07.854594865</meta:creation-date>
    <meta:generator>LibreOffice/24.2.5.2$Linux_X86_64 LibreOffice_project/420$Build-2</meta:generator>
    <dc:date>2024-09-13T22:08:22.421724176</dc:date>
    <meta:editing-duration>PT11M42S</meta:editing-duration>
    <meta:editing-cycles>3</meta:editing-cycles>
    <meta:document-statistic meta:table-count="0" meta:image-count="0" meta:object-count="0" meta:page-count="1" meta:paragraph-count="16" meta:word-count="112" meta:character-count="662" meta:non-whitespace-character-count="575"/>
  </office:meta>
</office:document-meta>
</file>